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5cm" draw:fontwork-start="0cm" draw:fontwork-shadow-offset-x="0cm" draw:fontwork-shadow-offset-y="0cm"/>
    </style:style>
    <style:style style:name="gr6" style:family="graphic" style:parent-style-name="standard">
      <style:graphic-properties svg:stroke-color="#000000" draw:marker-end="Arrow" draw:marker-end-width="0.3cm" draw:textarea-horizontal-align="center" draw:textarea-vertical-align="middle" draw:fontwork-style="rotate" draw:fontwork-distance="0.1cm" draw:fontwork-start="0cm" draw:fontwork-mirror="true" draw:fontwork-shadow-offset-x="0cm" draw:fontwork-shadow-offset-y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2cm" draw:fontwork-start="0cm" draw:fontwork-mirror="true" draw:fontwork-shadow-offset-x="0cm" draw:fontwork-shadow-offset-y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cm" draw:fontwork-start="0cm" draw:fontwork-shadow-offset-x="0cm" draw:fontwork-shadow-offset-y="0cm"/>
    </style:style>
    <style:style style:name="gr9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style-name="Normal" style:font-family-generic="modern" style:font-pitch="fixed" fo:font-size="10pt" style:font-size-asian="18pt" style:font-size-complex="18pt"/>
    </style:style>
    <style:style style:name="P3" style:family="paragraph">
      <style:paragraph-properties fo:text-align="center"/>
      <style:text-properties fo:color="#008000" fo:font-family="'Courier New'" style:font-style-name="Normal" style:font-family-generic="modern" style:font-pitch="fixed" fo:font-size="10pt" style:font-size-asian="18pt" style:font-size-complex="18pt"/>
    </style:style>
    <style:style style:name="P4" style:family="paragraph">
      <style:paragraph-properties fo:text-align="center"/>
      <style:text-properties fo:color="#000080" fo:font-family="'Courier New'" style:font-style-name="Normal" style:font-family-generic="modern" style:font-pitch="fixed" fo:font-size="10pt" style:font-size-asian="18pt" style:font-size-complex="18pt"/>
    </style:style>
    <style:style style:name="T1" style:family="text">
      <style:text-properties fo:font-family="'Courier New'" style:font-style-name="Normal" style:font-family-generic="modern" style:font-pitch="fixed" fo:font-size="10pt" style:font-size-asian="18pt" style:font-size-complex="18pt"/>
    </style:style>
    <style:style style:name="T2" style:family="text">
      <style:text-properties fo:color="#ffd320" fo:font-family="'Courier New'" style:font-style-name="Normal" style:font-family-generic="modern" style:font-pitch="fixed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8cm" svg:height="1.143cm" svg:x="6.698cm" svg:y="1.058cm">
          <draw:glue-point draw:id="4" svg:x="1.749cm" svg:y="-4.995cm"/>
          <draw:glue-point draw:id="5" svg:x="1.749cm" svg:y="5.013cm"/>
          <draw:glue-point draw:id="6" svg:x="3.498cm" svg:y="5.013cm"/>
          <draw:glue-point draw:id="7" svg:x="-1.749cm" svg:y="5.013cm"/>
          <text:p text:style-name="P1"><text:span text:style-name="T1">Disconn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858cm" svg:height="1.143cm" svg:x="8.611cm" svg:y="2.464cm">
          <draw:glue-point draw:id="4" svg:x="3.498cm" svg:y="-4.619cm"/>
          <draw:glue-point draw:id="5" svg:x="3.498cm" svg:y="5.013cm"/>
          <draw:glue-point draw:id="6" svg:x="-3.498cm" svg:y="-4.619cm"/>
          <draw:glue-point draw:id="7" svg:x="-1.749cm" svg:y="-4.619cm"/>
          <draw:glue-point draw:id="8" svg:x="-3.498cm" svg:y="-4.619cm"/>
          <draw:glue-point draw:id="9" svg:x="-1.749cm" svg:y="-4.619cm"/>
          <draw:glue-point draw:id="10" svg:x="1.749cm" svg:y="-4.619cm"/>
          <draw:glue-point draw:id="11" svg:x="-1.749cm" svg:y="5.013cm"/>
          <draw:glue-point draw:id="12" svg:x="1.749cm" svg:y="4.129cm"/>
          <draw:glue-point draw:id="13" svg:x="-1.749cm" svg:y="5.013cm"/>
          <draw:glue-point draw:id="14" svg:x="-3.498cm" svg:y="4.129cm"/>
          <draw:glue-point draw:id="15" svg:x="-1.749cm" svg:y="-0.244cm"/>
          <draw:glue-point draw:id="16" svg:x="1.749cm" svg:y="4.129cm"/>
          <draw:glue-point draw:id="17" svg:x="3.498cm" svg:y="-0.244cm"/>
          <draw:glue-point draw:id="18" svg:x="5.006cm" svg:y="4.129cm"/>
          <draw:glue-point draw:id="19" svg:x="5.006cm" svg:y="-0.244cm"/>
          <draw:glue-point draw:id="20" svg:x="5.006cm" svg:y="-4.619cm"/>
          <draw:glue-point draw:id="21" svg:x="-5.003cm" svg:y="-0.244cm"/>
          <draw:glue-point draw:id="22" svg:x="-3.498cm" svg:y="4.129cm" draw:escape-direction="down"/>
          <draw:glue-point draw:id="23" svg:x="-5.003cm" svg:y="-4.619cm" draw:escape-direction="up"/>
          <draw:glue-point draw:id="24" svg:x="0cm" svg:y="-4.619cm"/>
          <text:p text:style-name="P1"><text:span text:style-name="T1">Connec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858cm" svg:height="1cm" svg:x="8.611cm" svg:y="4.512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text:p text:style-name="P1"><text:span text:style-name="T1">Connec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857cm" svg:height="1.143cm" svg:x="4.884cm" svg:y="2.464cm">
          <draw:glue-point draw:id="4" svg:x="2.002cm" svg:y="-4.619cm"/>
          <draw:glue-point draw:id="5" svg:x="-1.498cm" svg:y="5.013cm"/>
          <draw:glue-point draw:id="6" svg:x="2.002cm" svg:y="5.013cm"/>
          <draw:glue-point draw:id="7" svg:x="-3.248cm" svg:y="5.013cm"/>
          <draw:glue-point draw:id="8" svg:x="5.005cm" svg:y="3.753cm"/>
          <draw:glue-point draw:id="9" svg:x="3.752cm" svg:y="5.013cm"/>
          <draw:glue-point draw:id="10" svg:x="0.252cm" svg:y="5.013cm"/>
          <text:p text:style-name="P1"><text:span text:style-name="T1">Transm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9.556cm" svg:y1="1.629cm" svg:x2="10.04cm" svg:y2="2.464cm" draw:start-shape="id1" draw:start-glue-point="1" draw:end-shape="id2" draw:end-glue-point="0" svg:d="m9556 1629c323 0 484 278 484 835">
          <text:p text:style-name="P1"><text:span text:style-name="T1"/></text:p>
          <text:p text:style-name="P1"><text:span text:style-name="T2"/></text:p>
        </draw:connector>
        <draw:connector draw:style-name="gr6" draw:text-style-name="P3" draw:layer="layout" draw:type="curve" svg:x1="10.04cm" svg:y1="3.607cm" svg:x2="10.04cm" svg:y2="4.512cm" draw:start-shape="id2" draw:start-glue-point="2" draw:end-shape="id3" draw:end-glue-point="0" svg:d="m10040 3607v905">
          <text:p/>
        </draw:connector>
        <draw:connector draw:style-name="gr7" draw:text-style-name="P2" draw:layer="layout" draw:type="curve" svg:x1="6.302cm" svg:y1="4.512cm" svg:x2="6.383cm" svg:y2="3.607cm" draw:start-shape="id4" draw:start-glue-point="11" draw:end-shape="id5" draw:end-glue-point="10" svg:d="m6302 4512c0-678 81-226 81-905">
          <text:p/>
        </draw:connector>
        <draw:connector draw:style-name="gr8" draw:text-style-name="P4" draw:layer="layout" draw:type="curve" svg:x1="6.312cm" svg:y1="2.464cm" svg:x2="6.698cm" svg:y2="1.629cm" draw:start-shape="id5" draw:start-glue-point="0" draw:end-shape="id1" draw:end-glue-point="3" svg:d="m6312 2464c0-557 128-835 386-835">
          <text:p/>
        </draw:connector>
        <draw:custom-shape draw:style-name="gr9" draw:text-style-name="P2" xml:id="id4" draw:id="id4" draw:layer="layout" svg:width="2.858cm" svg:height="1cm" svg:x="4.901cm" svg:y="4.512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draw:glue-point draw:id="11" svg:x="-0.101cm" svg:y="-5.01cm"/>
          <text:p text:style-name="P1"><text:span text:style-name="T1">Rea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8.611cm" svg:y1="5.012cm" svg:x2="7.759cm" svg:y2="5.012cm" draw:start-shape="id3" draw:end-shape="id4" draw:end-glue-point="1" svg:d="m8611 5012h-8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top" draw:fit-to-contour="false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356cm" fo:margin-right="0.356cm" fo:page-width="15.2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Muil</meta:initial-creator>
    <meta:creation-date>2011-08-24T15:33:05</meta:creation-date>
    <dc:date>2011-12-20T14:26:39</dc:date>
    <dc:creator>Robert Muil</dc:creator>
    <meta:editing-duration>PT2H41M28S</meta:editing-duration>
    <meta:editing-cycles>7</meta:editing-cycles>
    <meta:generator>LibreOffice/3.3$Unix LibreOffice_project/330m19$Build-401</meta:generator>
    <meta:document-statistic meta:object-count="10"/>
  </office:meta>
</office:document-meta>
</file>